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3.42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vertical-align="top"/>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7" table:default-cell-style-name="ce1"/>
        <table:table-row table:style-name="ro1">
          <table:table-cell table:number-columns-repeated="24"/>
        </table:table-row>
        <table:table-row table:style-name="ro2">
          <table:table-cell/>
          <table:table-cell office:value-type="string">
            <text:p>本日の項目ＩＤ</text:p>
          </table:table-cell>
          <table:table-cell office:value-type="string">
            <text:p>通算項目ＩＤ</text:p>
          </table:table-cell>
          <table:table-cell office:value-type="string">
            <text:p>基礎訓練</text:p>
          </table:table-cell>
          <table:table-cell office:value-type="string">
            <text:p>復習</text:p>
          </table:table-cell>
          <table:table-cell office:value-type="string">
            <text:p>新規項目</text:p>
          </table:table-cell>
          <table:table-cell office:value-type="string">
            <text:p>演習</text:p>
          </table:table-cell>
          <table:table-cell table:number-columns-repeated="17"/>
        </table:table-row>
        <table:table-row table:style-name="ro3">
          <table:table-cell/>
          <table:table-cell table:number-columns-repeated="2" office:value-type="string">
            <text:p>1</text:p>
          </table:table-cell>
          <table:table-cell office:value-type="string">
            <text:p>アンパンマン・のびのびワーク１歳</text:p>
            <text:p>１歳から２歳にかけての乳児の成長</text:p>
          </table:table-cell>
          <table:table-cell office:value-type="string">
            <text:p>該当無し</text:p>
          </table:table-cell>
          <table:table-cell office:value-type="string">
            <text:p>日本将棋連盟「将棋の基礎知識」</text:p>
            <text:p>インドの「チャトランガ」に端を発する日本古来のボードゲーム、将棋。</text:p>
            <text:p>その将棋を極めるためにまずは基礎知識やルールを学習しよう。</text:p>
          </table:table-cell>
          <table:table-cell office:value-type="string">
            <text:p>練習局面課題演習　銀星将棋９・レベル１　１周目　第１問</text:p>
            <text:p>０．０００００％</text:p>
            <text:p>演習スタート！まずはベタベタ駒を打って詰ましていく。</text:p>
          </table:table-cell>
          <table:table-cell table:number-columns-repeated="17"/>
        </table:table-row>
        <table:table-row table:style-name="ro4">
          <table:table-cell/>
          <table:table-cell table:number-columns-repeated="2" office:value-type="string">
            <text:p>2</text:p>
          </table:table-cell>
          <table:table-cell office:value-type="string">
            <text:p>アンパンマン・のびのびワーク１歳</text:p>
            <text:p>土：自分との関わり・人との関わり・物との関わり</text:p>
            <text:p>幹：３つの資質・能力　木：生きる力　葉：小学生以上の教科</text:p>
            <text:p>下から順に学習していく感じでしょうか。現在の学習指導要領を反映した構成。</text:p>
          </table:table-cell>
          <table:table-cell office:value-type="string">
            <text:p>該当無し</text:p>
          </table:table-cell>
          <table:table-cell office:value-type="string">
            <text:p>日本将棋連盟「将棋の基礎知識」</text:p>
            <text:p>将棋は２人で行うゲーム。将棋を行うことを「将棋を指す」と言う。</text:p>
          </table:table-cell>
          <table:table-cell office:value-type="string">
            <text:p>練習局面課題演習　銀星将棋９　入門　１周目　第１問</text:p>
            <text:p>０．０００００％　－４１００　５７級　たまご</text:p>
            <text:p>逆方向に玉が移動。右に行く時も左に行く時もしっかり読むことが大切。</text:p>
          </table:table-cell>
          <table:table-cell table:number-columns-repeated="17"/>
        </table:table-row>
        <table:table-row table:style-name="ro5">
          <table:table-cell/>
          <table:table-cell table:number-columns-repeated="2" office:value-type="string">
            <text:p>3</text:p>
          </table:table-cell>
          <table:table-cell office:value-type="string">
            <text:p>アンパンマン・のびのびワーク１歳</text:p>
            <text:p>知識・技能の習得：みてみよう：遊びや生活の中の豊かな体験を通じて、物事の特徴に気付き、日々出来る事を増やしていく。</text:p>
            <text:p>思考力・判断力・表現力：工夫しよう：気付いた事、出来るようになったことを元に、どうしたら良いかを考えて工夫する事で表現する力へと発展させていく</text:p>
            <text:p>学びに向かう力・人間性等：やってみよう：心情や意欲、態度が育つ過程で心が動かされる体験をして、やりたい事が生まれ、それを最後までやり遂げようとする気持ちが生まれる。</text:p>
          </table:table-cell>
          <table:table-cell office:value-type="string">
            <text:p>（基礎訓練の続き）</text:p>
            <text:p>色々見て、色々な事に触れて、色々観察し、色々気付いていく事からスタート。</text:p>
            <text:p>それらの知識を統合させて何かできないかを考え・工夫していく。</text:p>
            <text:p>様々な事に興味を持ち、様々な事を体験し、小さな体験から大きな体験へ向けて少しずつやり遂げることが出来る事を増やし、出来る事を増やしながら根気強く物事に取り組む力を身に付けていこう。</text:p>
          </table:table-cell>
          <table:table-cell office:value-type="string">
            <text:p>日本将棋連盟「将棋の基礎知識」</text:p>
            <text:p>将棋は「打つ」とは言わない。</text:p>
            <text:p>将棋を指す事を「対局」と言い、１回の対局を「１局」と数える。</text:p>
          </table:table-cell>
          <table:table-cell office:value-type="string">
            <text:p>練習局面課題演習　銀星将棋９　レベル２　１周目　第１問</text:p>
            <text:p>０．０００００％　－４１００　５７級　たまご</text:p>
            <text:p>初めて角を取られた。初心の内は、この角捨てが難しいと思うので、まずはここでガイドを示すのが初心者の上達の助けになるのではと感じた。自分だけが成長するプログラムではなく誰でも無理なく上達していける楽しいプログラム作りにも取り組んでいきたい。</text:p>
          </table:table-cell>
          <table:table-cell table:number-columns-repeated="17"/>
        </table:table-row>
        <table:table-row table:style-name="ro5">
          <table:table-cell/>
          <table:table-cell table:number-columns-repeated="2" office:value-type="string">
            <text:p>4</text:p>
          </table:table-cell>
          <table:table-cell office:value-type="string">
            <text:p>アンパンマン・のびのびワーク１歳</text:p>
            <text:p>１歳０カ月～１歳３カ月：自我が芽生え、自分のやりたい事、やりたくない事を伝えようとする。「ママ」など意味のある言葉を喋り始める。歩き始める</text:p>
            <text:p>１歳３カ月～１歳６カ月：自己主張が更にはっきりしてくる。指先で細かい事が出来るようになる。歩き方が上手になる。</text:p>
            <text:p>１歳６カ月～１歳１１カ月：気持ちを言葉で表すようになり、二語文を話す事もある。走ったりボールを蹴ったりできるようになる。ごっこ遊びなど「想像力を使った遊び」が楽しめるようになる。</text:p>
          </table:table-cell>
          <table:table-cell office:value-type="string">
            <text:p>（基礎訓練の続き）</text:p>
            <text:p>１歳から２歳にかけては急速に成長していく時期なんだなあと感じた。</text:p>
            <text:p>一つ一つ出来るようになる事をしっかりと自覚して次のステップにつなげていく事も大切だなあと感じた。</text:p>
          </table:table-cell>
          <table:table-cell office:value-type="string">
            <text:p>日本将棋連盟「将棋の基礎知識」</text:p>
            <text:p>二人が指す。「盤」の上の「駒」を交互に動かしていく。先に相手の玉将を追い詰めた方の勝ち。</text:p>
          </table:table-cell>
          <table:table-cell office:value-type="string">
            <text:p>練習局面課題演習　銀星将棋９　レベル３　１周目　第１問</text:p>
            <text:p>０．０００００％　－４１００　５７級　たまご</text:p>
            <text:p>変化がかなり多いが、初手飛車打ちから玉を狭めて寄せて行く感覚を習得するのに良い局面。</text:p>
            <text:p>詰将棋とはどういうものかを学ぶのにも良い局面を選んでいると思う。</text:p>
            <text:p>ここから徐々に実際の将棋を指す感覚に近付けていき様々な技術を習得していく予定。</text:p>
          </table:table-cell>
          <table:table-cell table:number-columns-repeated="17"/>
        </table:table-row>
        <table:table-row table:style-name="ro4">
          <table:table-cell/>
          <table:table-cell table:number-columns-repeated="2" office:value-type="string">
            <text:p>5</text:p>
          </table:table-cell>
          <table:table-cell office:value-type="string">
            <text:p>アンパンマン・のびのびワーク１歳</text:p>
            <text:p>この教材の使い方。学ぶ要素が３つに分かれていて、その単元で扱う項目は黒字となっている。（扱われない・関連性が薄い項目は白字）</text:p>
          </table:table-cell>
          <table:table-cell office:value-type="string">
            <text:p>シールも使って学びます。</text:p>
          </table:table-cell>
          <table:table-cell office:value-type="string">
            <text:p>日本将棋連盟「将棋の基礎知識」</text:p>
            <text:p>竜王戦の対局風景。豪華～。</text:p>
          </table:table-cell>
          <table:table-cell office:value-type="string">
            <text:p>練習局面課題演習　銀星将棋９　レベル４　１周目　第１問</text:p>
            <text:p>０．０００００％　－４０９９　５７級　たまご</text:p>
            <text:p>飛車・角・金・銀の利きに慣れよう。</text:p>
            <text:p>講義１項目消化！将棋は二人で行うゲームで相手玉を詰ますことが目的のゲーム。</text:p>
          </table:table-cell>
          <table:table-cell table:number-columns-repeated="17"/>
        </table:table-row>
        <table:table-row table:style-name="ro3">
          <table:table-cell/>
          <table:table-cell table:number-columns-repeated="2" office:value-type="string">
            <text:p>6</text:p>
          </table:table-cell>
          <table:table-cell office:value-type="string">
            <text:p>アンパンマン・のびのびワーク１歳</text:p>
            <text:p>朝の挨拶！！！お勉強は朝の挨拶からスタートした！！！</text:p>
          </table:table-cell>
          <table:table-cell office:value-type="string">
            <text:p>該当無し</text:p>
          </table:table-cell>
          <table:table-cell office:value-type="string">
            <text:p>日本将棋連盟「将棋の基礎知識」</text:p>
            <text:p>将棋は盤駒を使って遊ぶ。盤はグラウンド、駒は選手。盤は９＊９＝８１マス。駒は合計４０枚。</text:p>
          </table:table-cell>
          <table:table-cell office:value-type="string">
            <text:p>練習局面課題演習　銀星将棋９　レベル５　１周目　第１問</text:p>
            <text:p>０．０００００％　－４０９９　５７級　たまご</text:p>
          </table:table-cell>
          <table:table-cell table:number-columns-repeated="17"/>
        </table:table-row>
        <table:table-row table:style-name="ro3">
          <table:table-cell/>
          <table:table-cell table:number-columns-repeated="2" office:value-type="string">
            <text:p>7</text:p>
          </table:table-cell>
          <table:table-cell office:value-type="string">
            <text:p>アンパンマン・のびのびワーク１歳</text:p>
            <text:p>いないいないばあ・だーれだ遊び。まずはアンパンマンから。</text:p>
          </table:table-cell>
          <table:table-cell office:value-type="string">
            <text:p>日本将棋連盟「将棋の基礎知識」</text:p>
            <text:p>将棋は二人で行うゲーム。将棋をすることを「指す」。将棋を指す事を「対局」１回対局することを「１局」という。先に相手の玉将を詰ませたら勝ち。</text:p>
          </table:table-cell>
          <table:table-cell office:value-type="string">
            <text:p>日本将棋連盟「将棋の基礎知識」</text:p>
            <text:p>盤駒は木製。盤は榧、駒は黄楊が最高級。プロは榧盤と黄楊駒で対局する。</text:p>
          </table:table-cell>
          <table:table-cell office:value-type="string">
            <text:p>練習局面課題演習　銀星将棋９　レベル６　１周目　第１問</text:p>
            <text:p>０．０００００％　－４０９９　５７級　たまご</text:p>
            <text:p>１段目を這う王様は寄せやすい。</text:p>
          </table:table-cell>
          <table:table-cell table:number-columns-repeated="17"/>
        </table:table-row>
        <table:table-row table:style-name="ro3">
          <table:table-cell/>
          <table:table-cell table:number-columns-repeated="2" office:value-type="string">
            <text:p>8</text:p>
          </table:table-cell>
          <table:table-cell office:value-type="string">
            <text:p>アンパンマン・のびのびワーク１歳</text:p>
            <text:p>続いてはメロンパンナちゃん。</text:p>
          </table:table-cell>
          <table:table-cell office:value-type="string">
            <text:p>日本将棋連盟「将棋の基礎知識」</text:p>
            <text:p>盤湖を使って２人が交互に駒を動かす。先に相手の玉を詰ませたら勝ち。竜王戦の風景。</text:p>
          </table:table-cell>
          <table:table-cell office:value-type="string">
            <text:p>日本将棋連盟「将棋の基礎知識」</text:p>
            <text:p>安価な盤駒について。プラスチック製の駒や布や合成樹脂の盤がある。駒が小さいので扱いにくいか。</text:p>
          </table:table-cell>
          <table:table-cell office:value-type="string">
            <text:p>練習局面課題演習　銀星将棋９　レベル７　１周目　第１問</text:p>
            <text:p>０．０００００％　－４０９９　５７級　たまご</text:p>
            <text:p>今回も１段目を這う事が多かった。相手に合駒は無いので確実に寄せ切りたいですね。</text:p>
          </table:table-cell>
          <table:table-cell table:number-columns-repeated="17"/>
        </table:table-row>
        <table:table-row table:style-name="ro4">
          <table:table-cell/>
          <table:table-cell table:number-columns-repeated="2" office:value-type="string">
            <text:p>9</text:p>
          </table:table-cell>
          <table:table-cell office:value-type="string">
            <text:p>アンパンマン・のびのびワーク１歳</text:p>
            <text:p>続いてはばいきんまん。</text:p>
          </table:table-cell>
          <table:table-cell office:value-type="string">
            <text:p>日本将棋連盟「将棋の基礎知識」</text:p>
            <text:p>インドの「チャトランガ」に端を発する将棋。その将棋を極めるため、まずは基礎知識やルールをしっかり学習していこう。</text:p>
          </table:table-cell>
          <table:table-cell office:value-type="string">
            <text:p>日本将棋連盟「将棋の基礎知識」</text:p>
            <text:p>もう一つ「駒台」というものも必要に応じて用意する。テーブルや床で板などを使う場合は駒箱などで代用されることも。ゲーム機の画面内には既に番・駒・駒台がある。</text:p>
          </table:table-cell>
          <table:table-cell office:value-type="string">
            <text:p>練習局面課題演習　銀星将棋９　レベル８　１周目　第１問</text:p>
            <text:p>０．００００１％　－４０９９　５７級　たまご</text:p>
            <text:p>二人で交互に指して敵玉を詰ます速度を競うゲーム「将棋」。９＊９＝８１マスの盤と４０枚の駒を使って遊んでいきます。盤駒の材質についても学びました。</text:p>
          </table:table-cell>
          <table:table-cell table:number-columns-repeated="17"/>
        </table:table-row>
        <table:table-row table:style-name="ro4">
          <table:table-cell/>
          <table:table-cell table:number-columns-repeated="2" office:value-type="string">
            <text:p>10</text:p>
          </table:table-cell>
          <table:table-cell office:value-type="string">
            <text:p>アンパンマン・のびのびワーク１歳</text:p>
            <text:p>続いてはドキンちゃん。いないいないばあ遊びでしたー。</text:p>
          </table:table-cell>
          <table:table-cell office:value-type="string">
            <text:p>日本将棋連盟「将棋の基礎知識」</text:p>
            <text:p>将棋は二人で行うゲーム。「指す」「対局」「１局」。</text:p>
          </table:table-cell>
          <table:table-cell office:value-type="string">
            <text:p>日本将棋連盟「将棋の基礎知識」</text:p>
            <text:p>超高級な物から安価な物まで、盤駒には素材に応じた多数の種類がある。</text:p>
          </table:table-cell>
          <table:table-cell office:value-type="string">
            <text:p>練習局面課題演習　銀星将棋９　レベル９　１周目　第１問</text:p>
            <text:p>０．００００１％　－４０９８　５７級　たまご</text:p>
            <text:p>盤と駒について詳細に触れました。榧盤や黄楊駒が最上級。安価なプラスチックや布の素材で出来た盤駒もある。</text:p>
          </table:table-cell>
          <table:table-cell table:number-columns-repeated="17"/>
        </table:table-row>
        <table:table-row table:style-name="ro4">
          <table:table-cell/>
          <table:table-cell table:number-columns-repeated="2" office:value-type="string">
            <text:p>11</text:p>
          </table:table-cell>
          <table:table-cell office:value-type="string">
            <text:p>アンパンマン・のびのびワーク１歳</text:p>
            <text:p>続いてはかくれんぼ。最初の絵で誰が隠れているのかを推測し、次のページで答えを見ていきます。まずは名犬チーズから。</text:p>
          </table:table-cell>
          <table:table-cell office:value-type="string">
            <text:p>日本将棋連盟「将棋の基礎知識」</text:p>
            <text:p>二人が盤駒を使って交互に駒を動かす。先に相手の玉を捕獲した方が勝ち。</text:p>
          </table:table-cell>
          <table:table-cell office:value-type="string">
            <text:p>日本将棋連盟「将棋の基礎知識」</text:p>
            <text:p>二人の対局者が交互に１手ずつ指す。１回駒を動かす事を「１手指す」と言う。双方が１手ずつ指しながらゲームが進行する。先に指す人を「先手」、後に指す人を「後手」と呼ぶ。</text:p>
          </table:table-cell>
          <table:table-cell office:value-type="string">
            <text:p>練習局面課題演習　銀星将棋９　レベル１０　１周目　第１問</text:p>
            <text:p>０．００００１％　－４０９８　５７級　たまご</text:p>
            <text:p/>
          </table:table-cell>
          <table:table-cell table:number-columns-repeated="17"/>
        </table:table-row>
        <table:table-row table:style-name="ro3">
          <table:table-cell/>
          <table:table-cell table:number-columns-repeated="2" office:value-type="string">
            <text:p>12</text:p>
          </table:table-cell>
          <table:table-cell office:value-type="string">
            <text:p>アンパンマン・のびのびワーク１歳</text:p>
            <text:p>続いては「クリームパンダ」のかくれんぼ。いつの間にキャラクターかなり増えたなあ。</text:p>
          </table:table-cell>
          <table:table-cell office:value-type="string">
            <text:p>日本将棋連盟「将棋の基礎知識」</text:p>
            <text:p>竜王戦の風景。何度見ても憧れる。</text:p>
          </table:table-cell>
          <table:table-cell office:value-type="string">
            <text:p>日本将棋連盟「将棋の基礎知識」</text:p>
            <text:p>二手連続して指す事は出来ない。パスすることもできない。お互い１手ずつ必ず交互に指す。</text:p>
          </table:table-cell>
          <table:table-cell office:value-type="string">
            <text:p>練習局面課題演習　銀星将棋９　レベル１１　１周目　第１問</text:p>
            <text:p>０．００００１％　－４０９８　５７級　たまご</text:p>
          </table:table-cell>
          <table:table-cell table:number-columns-repeated="17"/>
        </table:table-row>
        <table:table-row table:style-name="ro4">
          <table:table-cell/>
          <table:table-cell table:number-columns-repeated="2" office:value-type="string">
            <text:p>13</text:p>
          </table:table-cell>
          <table:table-cell office:value-type="string">
            <text:p>アンパンマン・のびのびワーク１歳</text:p>
            <text:p>続いてはコキンちゃんのかくれんぼ。「自己紹介」の単元として丁度良いかもしれませんね。</text:p>
          </table:table-cell>
          <table:table-cell office:value-type="string">
            <text:p>日本将棋連盟「将棋の基礎知識」</text:p>
            <text:p>盤と駒について。盤は９＊９＝８１マス。駒は２０枚ずつ４０枚。</text:p>
          </table:table-cell>
          <table:table-cell office:value-type="string">
            <text:p>日本将棋連盟「将棋の基礎知識」</text:p>
            <text:p>駒は中指と人差し指で持つ。駒を持つ手つきについても詳細を学んでいこう。</text:p>
          </table:table-cell>
          <table:table-cell office:value-type="string">
            <text:p>練習局面課題演習　金沢将棋１００　レベル１　１周目　第１問</text:p>
            <text:p>０．００００１％　－４０９８　５７級　たまご</text:p>
            <text:p>金沢将棋１００での初の課題演習。同じ手順に進んでしまいました。まあ、最初なんでレベルはあまり関係無いけど。段階を追って上達していこう。</text:p>
          </table:table-cell>
          <table:table-cell table:number-columns-repeated="17"/>
        </table:table-row>
        <table:table-row table:style-name="ro4">
          <table:table-cell/>
          <table:table-cell table:number-columns-repeated="2" office:value-type="string">
            <text:p>14</text:p>
          </table:table-cell>
          <table:table-cell office:value-type="string">
            <text:p>アンパンマン・のびのびワーク１歳</text:p>
            <text:p>トントントンとドアをノックすると・・・・。誰がドアを叩いたのかな？？？そしてここは誰の部屋なのかな？？？面白いですね。こうやって少しずつ語彙を獲得していくのかー。</text:p>
          </table:table-cell>
          <table:table-cell office:value-type="string">
            <text:p>日本将棋連盟「将棋の基礎知識」</text:p>
            <text:p>盤駒の材質についての説明。パソコン・スマホ以外にもインターネットがあったか。画面に盤駒があってマウスや指で駒を操作。スマホの操作に未だ慣れない・・・・。</text:p>
          </table:table-cell>
          <table:table-cell office:value-type="string">
            <text:p>日本将棋連盟「将棋の基礎知識」</text:p>
            <text:p>駒は人差し指と中指で持つと前回学習した。人差し指を駒の下に、中指を駒の上に添えて二本の指で挟むように持つ。</text:p>
          </table:table-cell>
          <table:table-cell office:value-type="string">
            <text:p>練習局面課題演習　激指１１　１４級　１周目　標準　第１問</text:p>
            <text:p>０．００００１％　－４０９７　５７級　たまご</text:p>
            <text:p>ここでは将棋が１手ずつ交互に指されること、駒の持ち方を学習した。基本事項から順に学んで早くトップ棋士に成っていきたい。</text:p>
          </table:table-cell>
          <table:table-cell table:number-columns-repeated="17"/>
        </table:table-row>
        <table:table-row table:style-name="ro4">
          <table:table-cell/>
          <table:table-cell table:number-columns-repeated="2" office:value-type="string">
            <text:p>15</text:p>
          </table:table-cell>
          <table:table-cell office:value-type="string">
            <text:p>アンパンマン・のびのびワーク１歳</text:p>
            <text:p>トントントン。ばいきんまんがノックをすると？？？ドキンちゃん登場！！</text:p>
          </table:table-cell>
          <table:table-cell office:value-type="string">
            <text:p>日本将棋連盟「将棋の基礎知識」</text:p>
            <text:p>最高級品からお手頃盤駒まで、日本将棋連盟ショップにも豊富な品揃えが。</text:p>
          </table:table-cell>
          <table:table-cell office:value-type="string">
            <text:p>日本将棋連盟「将棋の基礎知識」</text:p>
            <text:p>本格的な本将棋の説明に突入。</text:p>
            <text:p>本将棋は先手と後手の２人がそれぞれ２０枚ずつの駒を使って戦うゲーム。駒の数の合計は４０枚。</text:p>
          </table:table-cell>
          <table:table-cell office:value-type="string">
            <text:p>練習局面課題演習　激指定跡道場３　１４級　１周目　標準　第１問</text:p>
            <text:p>０．００００１％　－４０９７　５７級　たまご</text:p>
            <text:p>激指１１と同様の指し回し。どんどん進めていきます。</text:p>
          </table:table-cell>
          <table:table-cell table:number-columns-repeated="17"/>
        </table:table-row>
        <table:table-row table:style-name="ro3">
          <table:table-cell/>
          <table:table-cell table:number-columns-repeated="2" office:value-type="string">
            <text:p>16</text:p>
          </table:table-cell>
          <table:table-cell office:value-type="string">
            <text:p>アンパンマン・のびのびワーク１歳</text:p>
            <text:p>太鼓を叩いて演奏しよう。リズム良く太鼓を叩いて音楽学の基礎的教養を身に付けよう。</text:p>
          </table:table-cell>
          <table:table-cell office:value-type="string">
            <text:p>日本将棋連盟「将棋の基礎知識」</text:p>
            <text:p>将棋は二人が一手ずつ交互に指す。先手が先に指し後手が後に指す。二手指しやパスは禁止。</text:p>
          </table:table-cell>
          <table:table-cell office:value-type="string">
            <text:p>日本将棋連盟「将棋の基礎知識」</text:p>
            <text:p>駒の並べ方。「飛車は右・角は左」。「下段は内側から金・銀・桂・香」。</text:p>
          </table:table-cell>
          <table:table-cell office:value-type="string">
            <text:p>練習局面課題演習　激指１４　１４級　指導対局　１周目　香川愛生　第１問</text:p>
            <text:p>０．００００１％　－４０９７　５７級　たまご</text:p>
            <text:p>指導対局良いなあ。「金はトドメに残す！」。</text:p>
          </table:table-cell>
          <table:table-cell table:number-columns-repeated="17"/>
        </table:table-row>
        <table:table-row table:style-name="ro3">
          <table:table-cell/>
          <table:table-cell table:number-columns-repeated="2" office:value-type="string">
            <text:p>17</text:p>
          </table:table-cell>
          <table:table-cell office:value-type="string">
            <text:p>アンパンマン・のびのびワーク１歳</text:p>
            <text:p>引き続き太鼓を叩いてリズムを取ります。学問だけでなく芸術力や運動神経も出来れば付けていきたいが・・・・・。</text:p>
          </table:table-cell>
          <table:table-cell office:value-type="string">
            <text:p>日本将棋連盟「将棋の基礎知識」</text:p>
            <text:p>人差し指が下、中指が上で二本の指で駒を持つ。</text:p>
          </table:table-cell>
          <table:table-cell office:value-type="string">
            <text:p>日本将棋連盟「将棋の基礎知識」</text:p>
            <text:p>マス目の符号のお話。横の算用数字（筋）と縦の漢数字（段）を組み合わせて場所を表わす。</text:p>
          </table:table-cell>
          <table:table-cell office:value-type="string">
            <text:p>練習局面課題演習　激指１２　１４級　１周目　標準　第１問</text:p>
            <text:p>０．００００１％　－４０９７　５７級　たまご</text:p>
            <text:p>指導対局明けの実戦演習。少しは指導を受けた効果があったかな？？？</text:p>
          </table:table-cell>
          <table:table-cell table:number-columns-repeated="17"/>
        </table:table-row>
        <table:table-row table:style-name="ro3">
          <table:table-cell/>
          <table:table-cell table:number-columns-repeated="2" office:value-type="string">
            <text:p>18</text:p>
          </table:table-cell>
          <table:table-cell office:value-type="string">
            <text:p>アンパンマン・のびのびワーク１歳</text:p>
            <text:p>頂きます。様々な食べ物のシールを貼って食育学習。</text:p>
          </table:table-cell>
          <table:table-cell office:value-type="string">
            <text:p>日本将棋連盟「将棋の基礎知識」</text:p>
            <text:p>将棋は二人で行うゲーム。</text:p>
          </table:table-cell>
          <table:table-cell office:value-type="string">
            <text:p>日本将棋連盟「将棋の基礎知識」</text:p>
            <text:p>マス目の符号の表し方の例。「７六」は「ななろく」と発音。</text:p>
          </table:table-cell>
          <table:table-cell office:value-type="string">
            <text:p>練習局面課題演習　激指定跡道場４　１４級　指導対局　１周目　竹俣紅　第１問</text:p>
            <text:p>０．００００１％　－４０９７　５７級　たまご</text:p>
            <text:p>少し長めの手数。でも、丁寧に誘導してくれてコンピュータ優しい！！！</text:p>
          </table:table-cell>
          <table:table-cell table:number-columns-repeated="17"/>
        </table:table-row>
        <table:table-row table:style-name="ro3" table:number-rows-repeated="151">
          <table:table-cell table:number-columns-repeated="24"/>
        </table:table-row>
        <table:table-row table:style-name="ro3">
          <table:table-cell table:number-columns-repeated="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02">2022/03/02</text:date>, <text:time>00:03: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5H55M26S</meta:editing-duration>
    <meta:editing-cycles>10</meta:editing-cycles>
    <meta:generator>OpenOffice/4.1.6$Win32 OpenOffice.org_project/416m1$Build-9790</meta:generator>
    <dc:date>2022-03-02T00:03:31.33</dc:date>
    <meta:document-statistic meta:table-count="1" meta:cell-count="114" meta:object-count="0"/>
    <meta:user-defined meta:name="Info 1"/>
    <meta:user-defined meta:name="Info 2"/>
    <meta:user-defined meta:name="Info 3"/>
    <meta:user-defined meta:name="Info 4"/>
  </office:meta>
</office:document-meta>
</file>